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099C000038BD3C835811.svm" manifest:media-type=""/>
  <manifest:file-entry manifest:full-path="Pictures/100002010000016300000050DAFB9A08.png" manifest:media-type=""/>
  <manifest:file-entry manifest:full-path="Pictures/10000000000009500000023832C36E1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Bitstream Charter" svg:font-family="'Bitstream Charter'" style:font-adornments="Normal" style:font-family-generic="roman"/>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table:align="left"/>
    </style:style>
    <style:style style:name="Tabla2.A" style:family="table-column">
      <style:table-column-properties style:column-width="5.159cm"/>
    </style:style>
    <style:style style:name="Tabla2.B" style:family="table-column">
      <style:table-column-properties style:column-width="11.853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3.399cm" style:rel-column-width="13102*"/>
    </style:style>
    <style:style style:name="Tabla3.B" style:family="table-column">
      <style:table-column-properties style:column-width="3.621cm" style:rel-column-width="13959*"/>
    </style:style>
    <style:style style:name="Tabla3.C" style:family="table-column">
      <style:table-column-properties style:column-width="3.951cm" style:rel-column-width="15231*"/>
    </style:style>
    <style:style style:name="Tabla3.D" style:family="table-column">
      <style:table-column-properties style:column-width="1.693cm" style:rel-column-width="6527*"/>
    </style:style>
    <style:style style:name="Tabla3.E" style:family="table-column">
      <style:table-column-properties style:column-width="4.336cm" style:rel-column-width="16716*"/>
    </style:style>
    <style:style style:name="Tabla3.A1" style:family="table-cell">
      <style:table-cell-properties fo:padding="0.097cm" fo:border="none"/>
    </style:style>
    <style:style style:name="Tabla3.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a3.E1" style:family="table-cell">
      <style:table-cell-properties fo:background-color="#ffffff" fo:padding="0.097cm" fo:border="0.05pt solid #000000">
        <style:background-image/>
      </style:table-cell-properties>
    </style:style>
    <style:style style:name="Tabla3.A2"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3.A3" style:family="table-cell">
      <style:table-cell-properties fo:background-color="transparent" fo:padding="0.097cm" fo:border-left="0.05pt solid #000000" fo:border-right="none" fo:border-top="none" fo:border-bottom="0.05pt solid #000000">
        <style:background-image/>
      </style:table-cell-properties>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none" fo:border-top="none" fo:border-bottom="0.05pt solid #000000"/>
    </style:style>
    <style:style style:name="Tabla3.E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padding="0.097cm" fo:border-left="0.05pt solid #000000" fo:border-right="none" fo:border-top="none" fo:border-bottom="0.05pt solid #000000"/>
    </style:style>
    <style:style style:name="Tabla3.E4" style:family="table-cell">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none" fo:border-top="none" fo:border-bottom="0.05pt solid #000000"/>
    </style:style>
    <style:style style:name="Tabla3.D5" style:family="table-cell">
      <style:table-cell-properties fo:padding="0.097cm" fo:border-left="0.05pt solid #000000" fo:border-right="none" fo:border-top="none" fo:border-bottom="0.05pt solid #000000"/>
    </style:style>
    <style:style style:name="Tabla3.E5"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1.517cm" style:rel-column-width="5847*"/>
    </style:style>
    <style:style style:name="Tabla4.B" style:family="table-column">
      <style:table-column-properties style:column-width="1.693cm" style:rel-column-width="6527*"/>
    </style:style>
    <style:style style:name="Tabla4.C" style:family="table-column">
      <style:table-column-properties style:column-width="7.938cm" style:rel-column-width="30598*"/>
    </style:style>
    <style:style style:name="Tabla4.D" style:family="table-column">
      <style:table-column-properties style:column-width="5.853cm" style:rel-column-width="22563*"/>
    </style:style>
    <style:style style:name="Tabla4.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4.D1" style:family="table-cell">
      <style:table-cell-properties fo:background-color="transparent"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1.552cm" style:rel-column-width="5983*"/>
    </style:style>
    <style:style style:name="Tabla5.B" style:family="table-column">
      <style:table-column-properties style:column-width="7.761cm" style:rel-column-width="29918*"/>
    </style:style>
    <style:style style:name="Tabla5.C" style:family="table-column">
      <style:table-column-properties style:column-width="7.687cm" style:rel-column-width="29634*"/>
    </style:style>
    <style:style style:name="Tabla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5.C1" style:family="table-cell">
      <style:table-cell-properties fo:background-color="transparent"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P1" style:family="paragraph" style:parent-style-name="SubtituloPortadaYDemostrativos">
      <style:text-properties officeooo:rsid="001248cb" officeooo:paragraph-rsid="001248cb"/>
    </style:style>
    <style:style style:name="P2" style:family="paragraph" style:parent-style-name="SubtituloPortadaYDemostrativos">
      <style:text-properties officeooo:rsid="0010b37c" officeooo:paragraph-rsid="0010b37c"/>
    </style:style>
    <style:style style:name="P3" style:family="paragraph" style:parent-style-name="SubtituloPortadaYDemostrativos">
      <style:text-properties officeooo:rsid="001c93e0" officeooo:paragraph-rsid="001c93e0"/>
    </style:style>
    <style:style style:name="P4" style:family="paragraph" style:parent-style-name="Standard">
      <style:text-properties officeooo:rsid="0014cfd4"/>
    </style:style>
    <style:style style:name="P5" style:family="paragraph" style:parent-style-name="Standard">
      <style:text-properties officeooo:rsid="0010b37c" officeooo:paragraph-rsid="0010b37c"/>
    </style:style>
    <style:style style:name="P6" style:family="paragraph" style:parent-style-name="Footer">
      <style:text-properties officeooo:rsid="001c93e0"/>
    </style:style>
    <style:style style:name="P7" style:family="paragraph" style:parent-style-name="Contents_20_1">
      <style:text-properties officeooo:rsid="001c93e0" officeooo:paragraph-rsid="001c93e0"/>
    </style:style>
    <style:style style:name="P8" style:family="paragraph" style:parent-style-name="Textos">
      <style:text-properties officeooo:rsid="001c9624"/>
    </style:style>
    <style:style style:name="P9" style:family="paragraph" style:parent-style-name="Textos">
      <style:text-properties officeooo:rsid="001c9624" officeooo:paragraph-rsid="001c9624"/>
    </style:style>
    <style:style style:name="P10" style:family="paragraph" style:parent-style-name="Enumeraciones">
      <style:text-properties officeooo:rsid="001c9624" officeooo:paragraph-rsid="001c9624"/>
    </style:style>
    <style:style style:name="P11" style:family="paragraph" style:parent-style-name="TituloColumnaTabla">
      <style:text-properties officeooo:rsid="001c93e0"/>
    </style:style>
    <style:style style:name="P12" style:family="paragraph" style:parent-style-name="TituloColumnaTabla">
      <style:text-properties officeooo:rsid="0021e347" officeooo:paragraph-rsid="0021e347"/>
    </style:style>
    <style:style style:name="P13" style:family="paragraph" style:parent-style-name="TituloColumnaTabla">
      <style:text-properties officeooo:rsid="0023daba" officeooo:paragraph-rsid="0023daba"/>
    </style:style>
    <style:style style:name="P14" style:family="paragraph" style:parent-style-name="CuerpoTabla">
      <style:text-properties officeooo:rsid="001c93e0"/>
    </style:style>
    <style:style style:name="P15" style:family="paragraph" style:parent-style-name="PieTablaIlustraciones">
      <style:text-properties officeooo:rsid="001c93e0"/>
    </style:style>
    <style:style style:name="P16" style:family="paragraph" style:parent-style-name="Nivel2">
      <style:text-properties officeooo:rsid="001f02b7" officeooo:paragraph-rsid="001f02b7"/>
    </style:style>
    <style:style style:name="P17" style:family="paragraph" style:parent-style-name="Nivel3">
      <style:text-properties officeooo:rsid="001f02b7" officeooo:paragraph-rsid="001f02b7"/>
    </style:style>
    <style:style style:name="P18" style:family="paragraph" style:parent-style-name="Tabla_20_contenidos_20_nivel2">
      <style:paragraph-properties>
        <style:tab-stops>
          <style:tab-stop style:position="16.801cm" style:type="right" style:leader-style="dotted" style:leader-text="."/>
        </style:tab-stops>
      </style:paragraph-properties>
    </style:style>
    <style:style style:name="P19" style:family="paragraph" style:parent-style-name="Nivel1">
      <style:text-properties officeooo:paragraph-rsid="0023daba"/>
    </style:style>
    <style:style style:name="P20" style:family="paragraph" style:parent-style-name="Tabla_20_contenidos_20_nivel1">
      <style:paragraph-properties>
        <style:tab-stops>
          <style:tab-stop style:position="17cm" style:type="right" style:leader-style="dotted" style:leader-text="."/>
        </style:tab-stops>
      </style:paragraph-properties>
    </style:style>
    <style:style style:name="P21" style:family="paragraph" style:parent-style-name="Tablas">
      <style:text-properties officeooo:rsid="000784ee" officeooo:paragraph-rsid="0025719d"/>
    </style:style>
    <style:style style:name="P22" style:family="paragraph" style:parent-style-name="Tablas">
      <style:text-properties officeooo:paragraph-rsid="0025719d"/>
    </style:style>
    <style:style style:name="P23" style:family="paragraph" style:parent-style-name="Título_20_tabla">
      <style:text-properties officeooo:rsid="000784ee" officeooo:paragraph-rsid="0025719d"/>
    </style:style>
    <style:style style:name="P24" style:family="paragraph" style:parent-style-name="TituloDemostrativo" style:master-page-name="PortadaDemostrativos">
      <style:paragraph-properties style:page-number="auto"/>
      <style:text-properties officeooo:rsid="002644f1" officeooo:paragraph-rsid="002644f1"/>
    </style:style>
    <style:style style:name="P25" style:family="paragraph" style:parent-style-name="Nivel1" style:master-page-name="Pagina">
      <style:paragraph-properties style:page-number="auto"/>
      <style:text-properties officeooo:rsid="002644f1" officeooo:paragraph-rsid="002644f1"/>
    </style:style>
    <style:style style:name="P26" style:family="paragraph" style:parent-style-name="Nivel1">
      <style:text-properties officeooo:rsid="002644f1" officeooo:paragraph-rsid="002644f1"/>
    </style:style>
    <style:style style:name="P27" style:family="paragraph" style:parent-style-name="Nivel1">
      <style:text-properties officeooo:rsid="00281781" officeooo:paragraph-rsid="00281781"/>
    </style:style>
    <style:style style:name="P28" style:family="paragraph" style:parent-style-name="Nivel1">
      <style:text-properties officeooo:rsid="00294848" officeooo:paragraph-rsid="00294848"/>
    </style:style>
    <style:style style:name="P29" style:family="paragraph" style:parent-style-name="Nivel1">
      <style:text-properties officeooo:rsid="002acb17" officeooo:paragraph-rsid="002acb17"/>
    </style:style>
    <style:style style:name="P30" style:family="paragraph" style:parent-style-name="Nivel1">
      <style:paragraph-properties fo:break-before="page"/>
      <style:text-properties officeooo:rsid="002acb17" officeooo:paragraph-rsid="002acb17"/>
    </style:style>
    <style:style style:name="P31" style:family="paragraph" style:parent-style-name="TablaContenidosDemostrativo" style:master-page-name="Pagina">
      <style:paragraph-properties style:page-number="auto"/>
    </style:style>
    <style:style style:name="P32" style:family="paragraph" style:parent-style-name="Textos" style:master-page-name="Pagina">
      <style:paragraph-properties style:page-number="auto"/>
    </style:style>
    <style:style style:name="P33" style:family="paragraph" style:parent-style-name="Textos">
      <style:text-properties officeooo:rsid="002644f1" officeooo:paragraph-rsid="002644f1"/>
    </style:style>
    <style:style style:name="P34" style:family="paragraph" style:parent-style-name="Textos">
      <style:text-properties officeooo:rsid="00281781" officeooo:paragraph-rsid="00281781"/>
    </style:style>
    <style:style style:name="P35" style:family="paragraph" style:parent-style-name="Textos">
      <style:text-properties officeooo:rsid="002833bc" officeooo:paragraph-rsid="002833bc"/>
    </style:style>
    <style:style style:name="P36" style:family="paragraph" style:parent-style-name="Textos">
      <style:text-properties officeooo:rsid="00294848" officeooo:paragraph-rsid="00294848"/>
    </style:style>
    <style:style style:name="P37" style:family="paragraph" style:parent-style-name="Textos">
      <style:text-properties officeooo:rsid="002acb17" officeooo:paragraph-rsid="002acb17"/>
    </style:style>
    <style:style style:name="P38" style:family="paragraph" style:parent-style-name="Textos">
      <style:text-properties officeooo:paragraph-rsid="002acb17"/>
    </style:style>
    <style:style style:name="P39" style:family="paragraph" style:parent-style-name="Enumeraciones">
      <style:text-properties officeooo:rsid="00294848" officeooo:paragraph-rsid="00294848"/>
    </style:style>
    <style:style style:name="P40" style:family="paragraph" style:parent-style-name="CuerpoTabla">
      <style:text-properties officeooo:rsid="002644f1" officeooo:paragraph-rsid="002644f1"/>
    </style:style>
    <style:style style:name="P41" style:family="paragraph" style:parent-style-name="Nivel2">
      <style:text-properties officeooo:rsid="00281781" officeooo:paragraph-rsid="00281781"/>
    </style:style>
    <style:style style:name="P42" style:family="paragraph" style:parent-style-name="Nivel2">
      <style:text-properties officeooo:rsid="002833bc" officeooo:paragraph-rsid="002833bc"/>
    </style:style>
    <style:style style:name="T1" style:family="text">
      <style:text-properties fo:font-size="10pt" style:font-size-asian="8.75pt" style:font-size-complex="10pt"/>
    </style:style>
    <style:style style:name="T2" style:family="text">
      <style:text-properties officeooo:rsid="001c93e0"/>
    </style:style>
    <style:style style:name="T3" style:family="text">
      <style:text-properties officeooo:rsid="001c9624"/>
    </style:style>
    <style:style style:name="T4" style:family="text">
      <style:text-properties officeooo:rsid="0021e347"/>
    </style:style>
    <style:style style:name="T5" style:family="text">
      <style:text-properties officeooo:rsid="002644f1"/>
    </style:style>
    <style:style style:name="T6" style:family="text">
      <style:text-properties officeooo:rsid="00281781"/>
    </style:style>
    <style:style style:name="T7" style:family="text">
      <style:text-properties officeooo:rsid="002833bc"/>
    </style:style>
    <style:style style:name="T8" style:family="text">
      <style:text-properties officeooo:rsid="002acb1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Preparación discos duros cluster</text:p>
      <text:p text:style-name="P5"/>
      <text:p text:style-name="SubtituloPortadaYDemostrativos">Tipo de documento: <text:span text:style-name="T4">interno</text:span></text:p>
      <text:p text:style-name="SubtituloPortadaYDemostrativos"><text:span text:style-name="T5">13</text:span>/<text:span text:style-name="T5">01</text:span>/<text:span text:style-name="T5">14</text:span></text:p>
      <text:p text:style-name="P2"/>
      <text:p text:style-name="P2"/>
      <table:table table:name="Tabla2" table:style-name="Tabla2">
        <table:table-column table:style-name="Tabla2.A"/>
        <table:table-column table:style-name="Tabla2.B"/>
        <table:table-row>
          <table:table-cell table:style-name="Tabla2.A1" office:value-type="string">
            <text:p text:style-name="P12">Identificador del documento:</text:p>
          </table:table-cell>
          <table:table-cell table:style-name="Tabla2.B1" office:value-type="string">
            <text:p text:style-name="P40">discosDurosCluster</text:p>
          </table:table-cell>
        </table:table-row>
        <table:table-row>
          <table:table-cell table:style-name="Tabla2.A2" office:value-type="string">
            <text:p text:style-name="P12">Fecha:</text:p>
          </table:table-cell>
          <table:table-cell table:style-name="Tabla2.B2" office:value-type="string">
            <text:p text:style-name="P40">13/01/2014</text:p>
          </table:table-cell>
        </table:table-row>
        <table:table-row>
          <table:table-cell table:style-name="Tabla2.A2" office:value-type="string">
            <text:p text:style-name="P13">Actividad:</text:p>
          </table:table-cell>
          <table:table-cell table:style-name="Tabla2.B2" office:value-type="string">
            <text:p text:style-name="CuerpoTabla"/>
          </table:table-cell>
        </table:table-row>
        <table:table-row>
          <table:table-cell table:style-name="Tabla2.A2" office:value-type="string">
            <text:p text:style-name="P13">Estado del documento:</text:p>
          </table:table-cell>
          <table:table-cell table:style-name="Tabla2.B2" office:value-type="string">
            <text:p text:style-name="P40">En proceso</text:p>
          </table:table-cell>
        </table:table-row>
        <table:table-row>
          <table:table-cell table:style-name="Tabla2.A2" office:value-type="string">
            <text:p text:style-name="P13">Enlace del documento:</text:p>
          </table:table-cell>
          <table:table-cell table:style-name="Tabla2.B2" office:value-type="string">
            <text:p text:style-name="CuerpoTabla"/>
          </table:table-cell>
        </table:table-row>
      </table:table>
      <text:p text:style-name="P2"/>
      <text:p text:style-name="P2"/>
      <text:p text:style-name="P32">Datos de la entrega</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22"/>
          </table:table-cell>
          <table:table-cell table:style-name="Tabla3.B1" office:value-type="string">
            <text:p text:style-name="TituloColumnaTabla">Nombre</text:p>
          </table:table-cell>
          <table:table-cell table:style-name="Tabla3.B1" office:value-type="string">
            <text:p text:style-name="TituloColumnaTabla">Compañía / Actividad</text:p>
          </table:table-cell>
          <table:table-cell table:style-name="Tabla3.B1" office:value-type="string">
            <text:p text:style-name="TituloColumnaTabla">Fecha</text:p>
          </table:table-cell>
          <table:table-cell table:style-name="Tabla3.E1" office:value-type="string">
            <text:p text:style-name="TituloColumnaTabla">Firma</text:p>
          </table:table-cell>
        </table:table-row>
        <table:table-row>
          <table:table-cell table:style-name="Tabla3.A2" office:value-type="string">
            <text:p text:style-name="TituloColumnaTabla"/>
            <text:p text:style-name="TituloColumnaTabla">Autor</text:p>
            <text:p text:style-name="TituloColumnaTabla"/>
          </table:table-cell>
          <table:table-cell table:style-name="Tabla3.B2" office:value-type="string">
            <text:p text:style-name="P40">Silvia Carrera</text:p>
          </table:table-cell>
          <table:table-cell table:style-name="Tabla3.C5" office:value-type="string">
            <text:p text:style-name="P40">Universidade de Vigo</text:p>
          </table:table-cell>
          <table:table-cell table:style-name="Tabla3.D2" office:value-type="string">
            <text:p text:style-name="P40">13/01/14</text:p>
          </table:table-cell>
          <table:table-cell table:style-name="Tabla3.E2" office:value-type="string">
            <text:p text:style-name="CuerpoTabla"/>
          </table:table-cell>
        </table:table-row>
        <table:table-row>
          <table:table-cell table:style-name="Tabla3.A3" office:value-type="string">
            <text:p text:style-name="TituloColumnaTabla"/>
            <text:p text:style-name="TituloColumnaTabla">Verificado por</text:p>
            <text:p text:style-name="TituloColumnaTabla"/>
          </table:table-cell>
          <table:table-cell table:style-name="Tabla3.B3" office:value-type="string">
            <text:p text:style-name="CuerpoTabla"/>
          </table:table-cell>
          <table:table-cell table:style-name="Tabla3.C5" office:value-type="string">
            <text:p text:style-name="CuerpoTabla"/>
          </table:table-cell>
          <table:table-cell table:style-name="Tabla3.D3" office:value-type="string">
            <text:p text:style-name="CuerpoTabla"/>
          </table:table-cell>
          <table:table-cell table:style-name="Tabla3.E3" office:value-type="string">
            <text:p text:style-name="CuerpoTabla"/>
          </table:table-cell>
        </table:table-row>
        <table:table-row>
          <table:table-cell table:style-name="Tabla3.A3" office:value-type="string">
            <text:p text:style-name="TituloColumnaTabla"/>
            <text:p text:style-name="TituloColumnaTabla">Revisado por</text:p>
            <text:p text:style-name="TituloColumnaTabla"/>
          </table:table-cell>
          <table:table-cell table:style-name="Tabla3.B4" office:value-type="string">
            <text:p text:style-name="CuerpoTabla"/>
          </table:table-cell>
          <table:table-cell table:style-name="Tabla3.C5" office:value-type="string">
            <text:p text:style-name="CuerpoTabla"/>
          </table:table-cell>
          <table:table-cell table:style-name="Tabla3.D4" office:value-type="string">
            <text:p text:style-name="CuerpoTabla"/>
          </table:table-cell>
          <table:table-cell table:style-name="Tabla3.E4" office:value-type="string">
            <text:p text:style-name="CuerpoTabla"/>
          </table:table-cell>
        </table:table-row>
        <table:table-row>
          <table:table-cell table:style-name="Tabla3.A3" office:value-type="string">
            <text:p text:style-name="TituloColumnaTabla"/>
            <text:p text:style-name="TituloColumnaTabla">Aprobado por</text:p>
            <text:p text:style-name="TituloColumnaTabla"/>
          </table:table-cell>
          <table:table-cell table:style-name="Tabla3.B5" office:value-type="string">
            <text:p text:style-name="CuerpoTabla"/>
          </table:table-cell>
          <table:table-cell table:style-name="Tabla3.C5" office:value-type="string">
            <text:p text:style-name="CuerpoTabla"/>
          </table:table-cell>
          <table:table-cell table:style-name="Tabla3.D5" office:value-type="string">
            <text:p text:style-name="CuerpoTabla"/>
          </table:table-cell>
          <table:table-cell table:style-name="Tabla3.E5" office:value-type="string">
            <text:p text:style-name="CuerpoTabla"/>
          </table:table-cell>
        </table:table-row>
      </table:table>
      <text:p text:style-name="P21"/>
      <text:p text:style-name="P21"/>
      <text:p text:style-name="P21"/>
      <text:p text:style-name="P21"/>
      <text:p text:style-name="P23"/>
      <text:p text:style-name="Textos">Log del document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TituloColumnaTabla">Versión</text:p>
          </table:table-cell>
          <table:table-cell table:style-name="Tabla4.A1" office:value-type="string">
            <text:p text:style-name="TituloColumnaTabla">Fecha</text:p>
          </table:table-cell>
          <table:table-cell table:style-name="Tabla4.A1" office:value-type="string">
            <text:p text:style-name="TituloColumnaTabla">Comentario</text:p>
          </table:table-cell>
          <table:table-cell table:style-name="Tabla4.D1" office:value-type="string">
            <text:p text:style-name="TituloColumnaTabla">Autor</text:p>
          </table:table-cell>
        </table:table-row>
        <table:table-row>
          <table:table-cell table:style-name="Tabla4.A2" office:value-type="string">
            <text:p text:style-name="P40">V0</text:p>
          </table:table-cell>
          <table:table-cell table:style-name="Tabla4.B2" office:value-type="string">
            <text:p text:style-name="P40">13/01/14</text:p>
          </table:table-cell>
          <table:table-cell table:style-name="Tabla4.C2" office:value-type="string">
            <text:p text:style-name="P40">Redacción del documento</text:p>
          </table:table-cell>
          <table:table-cell table:style-name="Tabla4.D2" office:value-type="string">
            <text:p text:style-name="P40">Silvia Carrera</text:p>
          </table:table-cell>
        </table:table-row>
      </table:table>
      <text:p text:style-name="P21"/>
      <text:p text:style-name="P21"/>
      <text:p text:style-name="P23"/>
      <text:p text:style-name="Textos">Registro de cambios del documento</text:p>
      <table:table table:name="Tabla5" table:style-name="Tabla5">
        <table:table-column table:style-name="Tabla5.A"/>
        <table:table-column table:style-name="Tabla5.B"/>
        <table:table-column table:style-name="Tabla5.C"/>
        <table:table-row>
          <table:table-cell table:style-name="Tabla5.A1" office:value-type="string">
            <text:p text:style-name="TituloColumnaTabla">Versión</text:p>
          </table:table-cell>
          <table:table-cell table:style-name="Tabla5.A1" office:value-type="string">
            <text:p text:style-name="TituloColumnaTabla">Ítem</text:p>
          </table:table-cell>
          <table:table-cell table:style-name="Tabla5.C1" office:value-type="string">
            <text:p text:style-name="TituloColumnaTabla">Motivo del cambio</text:p>
          </table:table-cell>
        </table:table-row>
        <table:table-row>
          <table:table-cell table:style-name="Tabla5.A2" office:value-type="string">
            <text:p text:style-name="P22"/>
          </table:table-cell>
          <table:table-cell table:style-name="Tabla5.B2" office:value-type="string">
            <text:p text:style-name="P22"/>
          </table:table-cell>
          <table:table-cell table:style-name="Tabla5.C2" office:value-type="string">
            <text:p text:style-name="P22"/>
          </table:table-cell>
        </table:table-row>
      </table:table>
      <text:p text:style-name="P23"/>
      <text:p text:style-name="P2"/>
      <text:p text:style-name="TituloDemostrativo"/>
      <text:p text:style-name="P2"/>
      <text:p text:style-name="P2"/>
      <text:p text:style-name="P2"/>
      <text:p text:style-name="P2"/>
      <text:table-of-content text:style-name="Sect1" text:protected="true" text:name="Índice de contenido1">
        <text:table-of-content-source text:outline-level="10" text:use-index-marks="false" text:use-index-source-styles="true">
          <text:index-title-template text:style-name="TablaContenidosDemostrativo">Tabla de contenidos </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_20_contenidos_20_nivel2">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PieTablaIlustraciones"/>
          </text:index-source-styles>
        </text:table-of-content-source>
        <text:index-body>
          <text:index-title text:style-name="Sect1" text:name="Índice de contenido1_Head">
            <text:p text:style-name="P31">Tabla de contenidos </text:p>
          </text:index-title>
          <text:p text:style-name="P20"><text:a xlink:type="simple" xlink:href="#__RefHeading__1803_1352885363" text:style-name="Index_20_Link" text:visited-style-name="Index_20_Link">Nivel 1: Esto es un ejemplo<text:tab/>3</text:a></text:p>
          <text:p text:style-name="P18"><text:a xlink:type="simple" xlink:href="#__RefHeading__1799_1352885363" text:style-name="Index_20_Link" text:visited-style-name="Index_20_Link">Tabla 01. PieTablaIlustraciones(Titulo), año<text:tab/>3</text:a></text:p>
          <text:p text:style-name="P18"><text:a xlink:type="simple" xlink:href="#__RefHeading__1801_1352885363" text:style-name="Index_20_Link" text:visited-style-name="Index_20_Link">Figura 01. PieTabla(Titulo), año<text:tab/>3</text:a></text:p>
          <text:p text:style-name="P18"><text:a xlink:type="simple" xlink:href="#__RefHeading__639_378043852" text:style-name="Index_20_Link" text:visited-style-name="Index_20_Link">Nivel2: Esto es un ejemplo.<text:tab/>3</text:a></text:p>
          <text:p text:style-name="P18"><text:a xlink:type="simple" xlink:href="#__RefHeading__641_378043852" text:style-name="Index_20_Link" text:visited-style-name="Index_20_Link">Nivel3: Esto es un ejemplo.<text:tab/>3</text:a></text:p>
        </text:index-body>
      </text:table-of-content>
      <text:p text:style-name="P19"/>
      <text:p text:style-name="P4"/>
      <text:p text:style-name="P1"/>
      <text:p text:style-name="P1"/>
      <text:p text:style-name="P1"/>
      <text:p text:style-name="P1"/>
      <text:p text:style-name="P25"><text:bookmark-start text:name="__RefHeading__1803_1352885363"/><text:span text:style-name="T3">1. </text:span>Pasos previos.<text:bookmark-end text:name="__RefHeading__1803_1352885363"/></text:p>
      <text:p text:style-name="P33">Para comenzar, debemos sustituir en el equipo de prueba de piezas el disco duro del mismo por el disco duro que queremos preparar para colocar en el cluster.</text:p>
      <text:p text:style-name="P33">Una vez realizada esta operación, usaremos este equipo para preparar el disco duro que posteriormente colocaremos en la correspondiente placa del armario cluster.</text:p>
      <text:p text:style-name="P33"/>
      <text:p text:style-name="P26">2. Instalación del sistema operativo.</text:p>
      <text:p text:style-name="P33">En el disco duro, instalaremos Ubuntu Server, versión 12.04. De esta distribución instalaremos únicamente:</text:p>
      <text:p text:style-name="Enumeraciones">- <text:span text:style-name="T5">Sistema base.</text:span></text:p>
      <text:p text:style-name="Enumeraciones"><text:span text:style-name="T5">- server ssh.</text:span></text:p>
      <text:p text:style-name="Textos"/>
      <text:p text:style-name="P34"><text:span text:style-name="T5">E</text:span>n la instalación, configuraremos el usuario y la contraseña de administrador del sistema operativo.</text:p>
      <text:p text:style-name="P34"/>
      <text:p text:style-name="P27">3. Generación de claves públicas y configuración de la máquina que controlará los procesos:</text:p>
      <text:p text:style-name="Nivel2"><text:span text:style-name="T6">3.1.</text:span> <text:span text:style-name="T6">Generación de la clave pública en la máquina que formará parte del cluster:</text:span></text:p>
      <text:p text:style-name="P34">ssh-keygen</text:p>
      <text:p text:style-name="P41">3.2. Copia de la clave pública del usuario a la máquina que controlará los proceso, en el usuario correspondiente:</text:p>
      <text:p text:style-name="P34">ssh-copy-id <text:a xlink:type="simple" xlink:href="mailto:usuarioMaquinaControlDeProcesos@xxx.xxx.xxx.xxx">usuarioMaquinaControlDeProcesos@xxx.xxx.xxx.xxx</text:a> </text:p>
      <text:p text:style-name="P34"><text:soft-page-break/>* xxx.xxx.xxx.xxx se corresponde con la dirección IP de dicha máquina.</text:p>
      <text:p text:style-name="P41">3.3. Copiar de la máquina de control de procesos <text:span text:style-name="T7">el script para la identificación del nodo del cluster.</text:span></text:p>
      <text:p text:style-name="P35">scp <text:a xlink:type="simple" xlink:href="mailto:usuarioMaquinaControlDeProcesos@xxx.xxx.xxx.xxx">usuarioMaquinaControlDeProcesos@xxx.xxx.xxx.xxx</text:a>/home/usuarioMaquinaControlProcesos/fichero.sh /home/usuarioMaquinaCluster</text:p>
      <text:p text:style-name="P35">* xxx.xxx.xxx.xxx se corresponde con la dirección IP de la máquina de control de procesos.</text:p>
      <text:p text:style-name="P35">** el fichero que contiene el script es fichero.sh y se encuentra en el directorio de la máquina de control de procesos /home/usuarioMaquinaControlProcesos</text:p>
      <text:p text:style-name="P35">*** el fichero que contiene el script será copiado en la home del usuario administrador de la máquina que estamos preparando para el cluster.</text:p>
      <text:p text:style-name="P42">3.4. Dar permisos al script copiado:</text:p>
      <text:p text:style-name="P35">Es necesario dar permisos de ejecución al fichero copiado y llamarlo en el fichero /etc/rc.local, para que se ejecute con el usuario definido, porque es el que tiene copiadas las claves del ssh. Para ello, introduciremos los siguientes comandos:</text:p>
      <text:p text:style-name="P35">Para dar permisos de ejecución a fichero.sh:</text:p>
      <text:p text:style-name="P35">chmod 744 fichero.sh</text:p>
      <text:p text:style-name="P35">Para llamarlo en el fichero /etc/rc.local, primero editamos este fichero:</text:p>
      <text:p text:style-name="P35">cat /etc/rc.local | grep -vE “^#”</text:p>
      <text:p text:style-name="P36">Añadimos a dicho fichero la siguiente línea:</text:p>
      <text:p text:style-name="P36">su usuarioMáquinaCluster -c /home/usuarioMaquinaCluster/fichero.sh</text:p>
      <text:p text:style-name="P28"><text:soft-page-break/>4. Instalación y configuración controlador de temperatura de CPU.</text:p>
      <text:p text:style-name="P36">Para controlar la temperatura de la CPU y estudiar la refrigeración de la misma, se ha utilizado el paquete sensors. Para instalarlo introduciremos el siguiente comando:</text:p>
      <text:p text:style-name="P36">sudo lm-sensors</text:p>
      <text:p text:style-name="P36">Para configurar este paquete procederemos de la siguiente forma:</text:p>
      <text:p text:style-name="P36">sudo sensors-detect</text:p>
      <text:p text:style-name="P36">Para terminar la configuración del mismo responderemos yes a cada una de las cuestiones que nos plantea el instalador.</text:p>
      <text:p text:style-name="P36"/>
      <text:p text:style-name="P28">5. Comprobación instalación de sensors:</text:p>
      <text:p text:style-name="P36">Para verificar que el paquete se ha instalado correctamente y que podemos saber cual es la temperatura de la CPU en cualquier instante de tiempo, introducimos el siguiente comando:</text:p>
      <text:p text:style-name="P36">sensors</text:p>
      <text:p text:style-name="P36">Para lo que el resultado esperado es:</text:p>
      <text:p text:style-name="P39">k8temp-pci-00c3</text:p>
      <text:p text:style-name="P39">Adapter: PCI adapter</text:p>
      <text:p text:style-name="P39">Core0 Temp: +30.0º</text:p>
      <text:p text:style-name="Nivel1"/>
      <text:p text:style-name="P29"/>
      <text:p text:style-name="P30">6. Instalación de un compilador:</text:p>
      <text:p text:style-name="P37">Para llevar a cabo los procesos del cluster es necesario que al menos tengamos instalado un compilador, ya que algunos de los procesos que enviaremos a los nodos requerirán ser compilados. En este caso concreto procederemos a instalar el compilador de C, para lo que introducimos el siguiente comando:</text:p>
      <text:p text:style-name="P37">apt-get install gcc</text:p>
      <text:p text:style-name="Nivel1"/>
      <text:p text:style-name="Nivel1">7. Verificación del funcionamiento del script copiado a la máquina:</text:p>
      <text:p text:style-name="P36">Para comprobar que el script funciona correctamente debemos reiniciar el equipo, y en la máquina de control de procesos verificaremos que se crea el fichero de log de arranque del mismo con la fecha y hora del arranque, que es lo que hace el script copiado.</text:p>
      <text:p text:style-name="P36"/>
      <text:p text:style-name="P29">8. Finalización:</text:p>
      <text:p text:style-name="P37">Para terminar este proceso, apagamos el equipo de pruebas, extraemos el disco duro que hemos estado preparando, lo colocamos en cajón del armario cluster correspondiente y arrancamos esa máquina.</text:p>
      <text:p text:style-name="P37">Al seguir estos pasos, se guarda en el fichero /etc/udev/rules.d/70-persistent-net.rules la información relativa a la/s tarjeta/s de red, en este caso del equipo de pruebas, que es en el que hemos realizado la configuración, por lo que debemos borrarlas para que detecte la propia como eth0. Para ello procedemos de la siguiente forma:</text:p>
      <text:p text:style-name="P37">sudo vi <text:s/>/etc/udev/rules.d/70-persistent-net.rules</text:p>
      <text:p text:style-name="P38"><text:span text:style-name="T8">Una vez abierto el fichero en modo edición, procedemos al borrado de la/s tarjeta/s de red guardadas y reiniciamos el equipo.</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Bitstream Charter" svg:font-family="'Bitstream Charter'" style:font-adornments="Normal" style:font-family-generic="roman"/>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contextual-spacing="false" style:page-number="auto"/>
      <style:text-properties style:font-name="Tahoma" fo:font-family="Tahoma" style:font-style-name="Normal" style:font-family-generic="swiss" style:font-pitch="variable"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 fo:font-family="Tahoma" style:font-style-name="Normal" style:font-family-generic="swiss" style:font-pitch="variable" fo:font-size="8pt"/>
    </style:style>
    <style:style style:name="TituloDemostrativo" style:family="paragraph" style:parent-style-name="SubtituloPortadaYDemostrativos" style:master-page-name="">
      <style:paragraph-properties fo:margin-top="0cm" fo:margin-bottom="1cm" style:contextual-spacing="false" style:page-number="auto"/>
      <style:text-properties style:font-name="Tahoma" fo:font-family="Tahoma" style:font-style-name="Normal" style:font-family-generic="swiss" style:font-pitch="variable" fo:font-size="17pt" fo:font-weight="normal" style:font-size-asian="10.5pt"/>
    </style:style>
    <style:style style:name="Nivel1" style:family="paragraph" style:parent-style-name="SubtituloPortadaYDemostrativos" style:master-page-name="">
      <style:paragraph-properties fo:margin-top="0cm" fo:margin-bottom="1cm" style:contextual-spacing="false" style:page-number="auto"/>
      <style:text-properties style:font-name="Tahoma1" fo:font-family="Tahoma" style:font-style-name="Negrita" style:font-family-generic="swiss" style:font-pitch="variable"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contextual-spacing="false" style:page-number="auto"/>
      <style:text-properties style:font-name="Tahoma" fo:font-family="Tahoma" style:font-style-name="Normal" style:font-family-generic="swiss" style:font-pitch="variable" fo:font-size="10pt" style:font-size-asian="10.5pt"/>
    </style:style>
    <style:style style:name="Enumeraciones" style:family="paragraph" style:parent-style-name="Textos" style:master-page-name="">
      <style:paragraph-properties fo:margin-top="0cm" fo:margin-bottom="0cm" style:contextual-spacing="false" style:page-number="auto"/>
      <style:text-properties style:font-size-asian="10.5pt"/>
    </style:style>
    <style:style style:name="TituloColumnaTabla" style:family="paragraph" style:parent-style-name="Textos" style:master-page-name="">
      <style:paragraph-properties fo:margin-top="0cm" fo:margin-bottom="0cm" style:contextual-spacing="false"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left="0.101cm" fo:margin-right="0cm" fo:text-indent="0cm" style:auto-text-indent="false" style:page-number="auto"/>
      <style:text-properties fo:font-size="8pt" style:font-size-asian="10.5pt"/>
    </style:style>
    <style:style style:name="Tabla_20_contenidos_20_nivel1" style:display-name="Tabla contenidos nivel1" style:family="paragraph" style:parent-style-name="TablaContenidosDemostrativo" style:master-page-name="">
      <style:paragraph-properties fo:margin-left="0cm" fo:margin-right="0cm" fo:margin-top="1cm" fo:margin-bottom="0.3cm" style:contextual-spacing="false" fo:text-indent="0cm" style:auto-text-indent="false" style:page-number="auto"/>
      <style:text-properties style:font-name="Tahoma" fo:font-family="Tahoma" style:font-style-name="Normal" style:font-family-generic="swiss" style:font-pitch="variable" fo:font-size="10.1000003814697pt" style:font-size-asian="10.5pt"/>
    </style:style>
    <style:style style:name="Tabla_20_contenidos_20_nivel2" style:display-name="Tabla contenidos nivel2" style:family="paragraph" style:parent-style-name="TablaContenidosDemostrativo" style:master-page-name="">
      <style:paragraph-properties fo:margin-left="0cm" fo:margin-right="0cm" fo:margin-top="0cm" fo:margin-bottom="0cm" style:contextual-spacing="false" fo:text-indent="0.199cm" style:auto-text-indent="false" style:page-number="auto"/>
      <style:text-properties style:font-name="Tahoma" fo:font-family="Tahoma" style:font-style-name="Normal" style:font-family-generic="swiss" style:font-pitch="variable" fo:font-size="10pt" style:font-size-asian="10.5pt"/>
    </style:style>
    <style:style style:name="Nivel2" style:family="paragraph" style:parent-style-name="Nivel1" style:master-page-name="">
      <style:paragraph-properties style:page-number="auto"/>
      <style:text-properties fo:font-size="10.3999996185303pt" style:font-size-asian="10.5pt"/>
    </style:style>
    <style:style style:name="Nivel3" style:family="paragraph" style:parent-style-name="Tabla_20_contenidos_20_nivel2" style:master-page-name="">
      <style:paragraph-properties fo:margin-left="0cm" fo:margin-right="0cm" fo:margin-top="0cm" fo:margin-bottom="1cm" style:contextual-spacing="false" fo:text-align="start" style:justify-single-word="false" fo:text-indent="0cm" style:auto-text-indent="false" style:page-number="auto"/>
      <style:text-properties fo:font-size="10.1999998092651pt" fo:font-weight="bold" style:font-size-asian="10.5pt"/>
    </style:style>
    <style:style style:name="Título_20_tabla" style:display-name="Título tabla" style:family="paragraph" style:parent-style-name="Standard" style:master-page-name="">
      <style:paragraph-properties fo:margin-top="0.3cm" fo:margin-bottom="0cm" style:contextual-spacing="false" fo:text-align="center" style:justify-single-word="false" style:page-number="auto"/>
      <style:text-properties style:font-name="Bitstream Charter" fo:font-family="'Bitstream Charter'" style:font-style-name="Normal" style:font-family-generic="roman" style:font-size-asian="10.5pt"/>
    </style:style>
    <style:style style:name="Tablas" style:family="paragraph" style:parent-style-name="Standard" style:master-page-name="">
      <style:paragraph-properties fo:text-align="justify" style:justify-single-word="false" style:page-number="auto"/>
      <style:text-properties style:font-name="Bitstream Charter" fo:font-family="'Bitstream Charter'" style:font-style-name="Normal" style:font-family-generic="roman"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8.75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NumeroPagina"><draw:frame draw:style-name="Mfr1" draw:name="gráficos3" text:anchor-type="paragraph" svg:x="-0.069cm" svg:y="0.106cm" svg:width="3.328cm" svg:height="1.101cm" draw:z-index="6"><draw:image xlink:href="Pictures/100002010000016300000050DAFB9A08.png" xlink:type="simple" xlink:show="embed" xlink:actuate="onLoad"/></draw:frame><text:tab/><text:tab/><text:tab/><text:tab/><text:tab/><text:tab/><text:tab/><text:tab/><text:tab/><text:tab/><text:tab/><text:tab/><text:tab/><text:page-number text:select-page="current">6</text:page-number></text:p>
      </style:header>
      <style:footer>
        <text:p text:style-name="Footer"><draw:frame draw:style-name="Mfr2" draw:name="gráficos1" text:anchor-type="paragraph" svg:width="17cm" svg:height="4.05cm" draw:z-index="11"><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draw:frame draw:style-name="Mfr1" draw:name="gráficos4" text:anchor-type="paragraph" svg:x="0cm" svg:y="2.699cm" svg:width="20.999cm" svg:height="14.526cm" draw:z-index="0"><draw:image xlink:href="Pictures/200000090000099C000038BD3C835811.svm" xlink:type="simple" xlink:show="embed" xlink:actuate="onLoad"/></draw:frame></text:p>
      </style:footer>
    </style:master-page>
    <style:master-page style:name="PrimeraPagina" style:page-layout-name="Mpm5">
      <style:footer>
        <text:p text:style-name="Footer"><text:tab/><text:tab/><text:span text:style-name="MT1"><text:page-number text:select-page="current"/></text:span><text:span text:style-name="MT1"> / </text:span><text:span text:style-name="MT1"><text:page-count>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1T13:23:03.73</meta:creation-date>
    <dc:date>2014-01-13T12:36:27.934000000</dc:date>
    <meta:editing-duration>PT1H3M18S</meta:editing-duration>
    <meta:editing-cycles>15</meta:editing-cycles>
    <meta:generator>LibreOffice/4.1.3.2$Windows_x86 LibreOffice_project/70feb7d99726f064edab4605a8ab840c50ec57a</meta:generator>
    <meta:document-statistic meta:table-count="4" meta:image-count="3" meta:object-count="0" meta:page-count="7" meta:paragraph-count="95" meta:word-count="762" meta:character-count="5084" meta:non-whitespace-character-count="4372"/>
  </office:meta>
</office:document-meta>
</file>